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mberFormatAnnotationFormatterFactory.getPrinter( NumberFormat annotation , Class &lt; ? &gt; field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FormatAnnotationFormatterFactory.configureFormatterFrom( NumberFormat annot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NumberFormatAnnotationFormatterFactory.getField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FormatAnnotationFormatterFactory.getParser( NumberFormat annotation , Class &lt; ? &gt; field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